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torSourceConvert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storSourceConverter.storeObject( OutputStream stream , Map parameters ,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storSourceConver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torSourceConverter.getObject( InputStream stream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storSourceConvert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